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cm"/>
    </style:style>
    <style:style style:name="gr2" style:family="graphic" style:parent-style-name="standard">
      <style:graphic-properties draw:textarea-horizontal-align="center" draw:textarea-vertical-align="middle" draw:fit-to-size="false" draw:fit-to-contour="true" fo:padding-top="0cm" fo:padding-bottom="0cm" fo:padding-left="0cm" fo:padding-right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8.647cm" svg:height="1.063cm" svg:x="6cm" svg:y="2.6cm">
          <draw:text-box>
            <text:p text:style-name="P1">Диаграмма потоков данных</text:p>
          </draw:text-box>
        </draw:frame>
        <draw:rect draw:style-name="gr2" draw:text-style-name="P1" xml:id="id1" draw:id="id1" draw:layer="layout" svg:width="8cm" svg:height="1.5cm" svg:x="6.5cm" svg:y="6cm">
          <text:p text:style-name="P1">Директория с xml-карточками.</text:p>
        </draw:rect>
        <draw:rect draw:style-name="gr2" draw:text-style-name="P1" xml:id="id2" draw:id="id2" draw:layer="layout" svg:width="8cm" svg:height="1.5cm" svg:x="6.5cm" svg:y="11cm">
          <text:p text:style-name="P1">Получение списка валидных xml.</text:p>
        </draw:rect>
        <draw:rect draw:style-name="gr2" draw:text-style-name="P1" xml:id="id3" draw:id="id3" draw:layer="layout" svg:width="8cm" svg:height="1.5cm" svg:x="6.5cm" svg:y="16cm">
          <text:p text:style-name="P1">Разбор xml и генерация sql-запросов</text:p>
        </draw:rect>
        <draw:rect draw:style-name="gr2" draw:text-style-name="P1" xml:id="id4" draw:id="id4" draw:layer="layout" svg:width="8cm" svg:height="1.5cm" svg:x="6.5cm" svg:y="21cm">
          <text:p text:style-name="P1">Выполнение запросов к базе данных</text:p>
        </draw:rect>
        <draw:connector draw:style-name="gr3" draw:text-style-name="P1" draw:layer="layout" svg:x1="10.5cm" svg:y1="7.5cm" svg:x2="10.5cm" svg:y2="11cm" draw:start-shape="id1" draw:start-glue-point="2" draw:end-shape="id2" draw:end-glue-point="0" svg:d="m10500 7500v3500">
          <text:p text:style-name="P1">Список файлов в директории</text:p>
        </draw:connector>
        <draw:connector draw:style-name="gr3" draw:text-style-name="P1" draw:layer="layout" svg:x1="10.5cm" svg:y1="12.5cm" svg:x2="10.5cm" svg:y2="16cm" draw:start-shape="id2" draw:start-glue-point="2" draw:end-shape="id3" draw:end-glue-point="0" svg:d="m10500 12500v3500">
          <text:p text:style-name="P1">Список валидных xml-файлов</text:p>
        </draw:connector>
        <draw:connector draw:style-name="gr3" draw:text-style-name="P1" draw:layer="layout" svg:x1="10.5cm" svg:y1="17.5cm" svg:x2="10.5cm" svg:y2="21cm" draw:start-shape="id3" draw:start-glue-point="2" draw:end-shape="id4" draw:end-glue-point="0" svg:d="m10500 17500v3500">
          <text:p text:style-name="P1">Список sql-запросов</text:p>
        </draw:connector>
        <draw:rect draw:style-name="gr2" draw:text-style-name="P1" xml:id="id5" draw:id="id5" draw:layer="layout" svg:width="8cm" svg:height="1.5cm" svg:x="6.5cm" svg:y="26cm">
          <text:p text:style-name="P1">Отображение данных в веб-браузере</text:p>
        </draw:rect>
        <draw:connector draw:style-name="gr3" draw:text-style-name="P1" draw:layer="layout" svg:x1="10.5cm" svg:y1="22.5cm" svg:x2="10.5cm" svg:y2="26cm" draw:start-shape="id4" draw:start-glue-point="2" draw:end-shape="id5" draw:end-glue-point="0" svg:d="m10500 22500v3500">
          <text:p text:style-name="P1">Массив данных из базы данных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ячеслав Матризаев</meta:initial-creator>
    <meta:creation-date>2013-09-28T14:14:17.29</meta:creation-date>
    <dc:date>2013-09-28T14:36:38.21</dc:date>
    <dc:creator>Вячеслав Матризаев</dc:creator>
    <meta:editing-duration>PT7M2S</meta:editing-duration>
    <meta:editing-cycles>1</meta:editing-cycles>
    <meta:document-statistic meta:object-count="10"/>
    <meta:generator>OpenOffice/4.0.0$Win32 OpenOffice.org_project/400m3$Build-9702</meta:generator>
  </office:meta>
</office:document-meta>
</file>